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width="0.051cm" svg:stroke-color="#e6e6e6" draw:marker-start-width="0.276cm" draw:marker-end-width="0.276cm" draw:fill="none" draw:fill-color="#ffffcc" draw:fill-hatch-name="Blue_20_Crossed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1.038cm"/>
    </style:style>
    <style:style style:name="gr3" style:family="graphic" style:parent-style-name="standard">
      <style:graphic-properties svg:stroke-width="0cm" svg:stroke-color="#c0c0c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579d1c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-dash="Dash_20_2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draw:stroke="dash" draw:stroke-dash="Fine_20_Dashed_20__28_var_29_" svg:stroke-width="0.051cm" draw:marker-start="" draw:marker-start-width="0.452cm" draw:marker-start-center="false" draw:marker-end="" draw:marker-end-width="0.452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draw:stroke="dash" draw:stroke-dash="Fine_20_Dashed_20__28_var_29_" svg:stroke-width="0cm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draw:stroke-dash="Ultrafine_20_Dashed" svg:stroke-width="0cm" svg:stroke-color="#e6e6e6" draw:marker-start="" draw:marker-start-width="0.3cm" draw:marker-start-center="false" draw:marker-end="" draw:marker-end-width="0.3cm" draw:marker-end-center="false" svg:stroke-opacity="100%" draw:stroke-linejoin="round" draw:fill="solid" draw:fill-color="#ffffcc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Ultrafine_20_Dashed" svg:stroke-width="0cm" svg:stroke-color="#e6e6e6" draw:marker-start="" draw:marker-start-width="0.3cm" draw:marker-start-center="false" draw:marker-end="" draw:marker-end-width="0.3cm" draw:marker-end-center="false" svg:stroke-opacity="100%" draw:stroke-linejoin="round" draw:fill="solid" draw:fill-color="#ffffcc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Ultrafine_20_Dashed" svg:stroke-width="0cm" svg:stroke-color="#e6e6e6" draw:marker-start="" draw:marker-start-width="0.3cm" draw:marker-start-center="false" draw:marker-end="" draw:marker-end-width="0.3cm" draw:marker-end-center="false" svg:stroke-opacity="100%" draw:stroke-linejoin="round" draw:fill="solid" draw:fill-color="#ffffcc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Ultrafine_20_Dashed" svg:stroke-width="0cm" svg:stroke-color="#e6e6e6" draw:marker-start="" draw:marker-start-width="0.3cm" draw:marker-start-center="false" draw:marker-end="" draw:marker-end-width="0.3cm" draw:marker-end-center="false" svg:stroke-opacity="100%" draw:stroke-linejoin="round" draw:fill="solid" draw:fill-color="#ffffcc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>
      <style:graphic-properties draw:fill="solid" draw:fill-color="#000000" draw:textarea-horizontal-align="center" draw:textarea-vertical-align="middle"/>
    </style:style>
    <style:style style:name="gr2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_20__28_var_29_" svg:stroke-width="0cm" svg:stroke-color="#aecf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dash" draw:stroke-dash="Fine_20_Dashed_20__28_var_29_" svg:stroke-color="#aec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dash" draw:stroke-dash="Fine_20_Dashed_20__28_var_29_" svg:stroke-width="0.051cm" svg:stroke-color="#aecf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-dash="Ultrafine_20_Dashed" svg:stroke-width="0cm" svg:stroke-color="#e6e6e6" draw:marker-start="" draw:marker-start-width="0.3cm" draw:marker-start-center="false" draw:marker-end="" draw:marker-end-width="0.3cm" draw:marker-end-center="false" svg:stroke-opacity="100%" draw:stroke-linejoin="round" draw:fill="solid" draw:fill-color="#ffffcc" draw:secondary-fill-color="#99ccff" draw:fill-gradient-name="Gradient_20_8" draw:gradient-step-count="0" draw:fill-hatch-name="Blue_20_Crossed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0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1.023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style-asian="normal" style:font-family-complex="Mangal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155cm" svg:height="7.12cm" svg:x="7.115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7cm" svg:height="1.288cm" svg:x="6.715cm" svg:y="9.212cm">
          <draw:text-box>
            <text:p><text:span text:style-name="T1">π</text:span><text:span text:style-name="T2">5</text:span></text:p>
          </draw:text-box>
        </draw:frame>
        <draw:line draw:style-name="gr3" draw:text-style-name="P1" draw:layer="layout" svg:x1="7.885cm" svg:y1="10.047cm" svg:x2="8.52cm" svg:y2="10.047cm">
          <text:p/>
        </draw:line>
        <draw:custom-shape draw:style-name="gr4" draw:text-style-name="P1" xml:id="id6" draw:id="id6" draw:layer="layout" svg:width="1.27cm" svg:height="1.27cm" draw:transform="rotate (0.124441975667172) translate (9.316cm 6.321cm)">
          <text:p><text:span text:style-name="T3">v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.27cm" svg:height="1.27cm" draw:transform="rotate (-0.639488637931788) translate (13.834cm 6.718cm)">
          <text:p><text:span text:style-name="T3">v</text:span><text:span text:style-name="T4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0.076cm" svg:height="0.076cm" svg:x="11.229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0.076cm" svg:height="0.076cm" svg:x="13.429cm" svg:y="1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0.076cm" svg:height="0.076cm" svg:x="9.029cm" svg:y="1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" draw:id="id3" draw:layer="layout" svg:width="0.076cm" svg:height="0.076cm" svg:x="12.529cm" svg:y="12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1.294cm" svg:y1="8.542cm" svg:x2="13.429cm" svg:y2="10.215cm" draw:start-shape="id1" draw:start-glue-point="9" draw:end-shape="id2" draw:end-glue-point="6" svg:d="m11294 8542 2135 1673">
          <text:p/>
        </draw:connector>
        <draw:connector draw:style-name="gr10" draw:text-style-name="P3" draw:layer="layout" draw:type="line" svg:x1="11.294cm" svg:y1="8.542cm" svg:x2="12.54cm" svg:y2="12.942cm" draw:start-shape="id1" draw:start-glue-point="9" draw:end-shape="id3" draw:end-glue-point="7" svg:d="m11294 8542 1246 4400">
          <text:p/>
        </draw:connector>
        <draw:connector draw:style-name="gr11" draw:text-style-name="P3" draw:layer="layout" draw:type="line" svg:x1="11.294cm" svg:y1="8.542cm" svg:x2="9.84cm" svg:y2="12.942cm" draw:start-shape="id1" draw:start-glue-point="9" svg:d="m11294 8542-1454 4400">
          <text:p/>
        </draw:connector>
        <draw:connector draw:style-name="gr12" draw:text-style-name="P3" draw:layer="layout" draw:type="line" svg:x1="11.267cm" svg:y1="8.553cm" svg:x2="9.094cm" svg:y2="10.188cm" draw:start-shape="id1" draw:start-glue-point="8" draw:end-shape="id4" draw:end-glue-point="11" svg:d="m11267 8553-2173 1635">
          <text:p/>
        </draw:connector>
        <draw:connector draw:style-name="gr13" draw:text-style-name="P3" draw:layer="layout" draw:type="line" svg:x1="13.494cm" svg:y1="10.242cm" svg:x2="12.594cm" svg:y2="12.942cm" draw:start-shape="id2" draw:start-glue-point="9" draw:end-shape="id3" draw:end-glue-point="9" svg:d="m13494 10242-900 2700">
          <text:p/>
        </draw:connector>
        <draw:connector draw:style-name="gr14" draw:text-style-name="P3" draw:layer="layout" draw:type="line" svg:x1="13.467cm" svg:y1="10.253cm" svg:x2="9.894cm" svg:y2="12.942cm" draw:start-shape="id2" draw:start-glue-point="8" svg:d="m13467 10253-3573 2689">
          <text:p/>
        </draw:connector>
        <draw:connector draw:style-name="gr15" draw:text-style-name="P3" draw:layer="layout" draw:type="line" svg:x1="13.44cm" svg:y1="10.242cm" svg:x2="9.094cm" svg:y2="10.242cm" draw:start-shape="id2" draw:start-glue-point="7" draw:end-shape="id4" draw:end-glue-point="9" svg:d="m13440 10242h-4346">
          <text:p/>
        </draw:connector>
        <draw:connector draw:style-name="gr16" draw:text-style-name="P3" draw:layer="layout" draw:type="line" svg:x1="12.529cm" svg:y1="12.915cm" svg:x2="9.84cm" svg:y2="12.942cm" draw:start-shape="id3" draw:start-glue-point="6" svg:d="m12529 12915-2689 27">
          <text:p/>
        </draw:connector>
        <draw:connector draw:style-name="gr17" draw:text-style-name="P3" draw:layer="layout" draw:type="line" svg:x1="12.529cm" svg:y1="12.915cm" svg:x2="9.04cm" svg:y2="10.242cm" draw:start-shape="id3" draw:start-glue-point="6" draw:end-shape="id4" draw:end-glue-point="7" svg:d="m12529 12915-3489-2673">
          <text:p/>
        </draw:connector>
        <draw:connector draw:style-name="gr18" draw:text-style-name="P3" draw:layer="layout" draw:type="line" svg:x1="9.84cm" svg:y1="12.942cm" svg:x2="9.094cm" svg:y2="10.242cm" draw:end-shape="id4" draw:end-glue-point="9" svg:d="m9840 12942-746-2700">
          <text:p/>
        </draw:connector>
        <draw:circle draw:style-name="gr19" draw:text-style-name="P4" draw:layer="layout" svg:width="1.27cm" svg:height="1.27cm" svg:x="12.729cm" svg:y="9.477cm">
          <text:p/>
        </draw:circle>
        <draw:circle draw:style-name="gr20" draw:text-style-name="P4" xml:id="id12" draw:id="id12" draw:layer="layout" svg:width="1.27cm" svg:height="1.27cm" svg:x="11.929cm" svg:y="12.277cm">
          <text:p/>
        </draw:circle>
        <draw:circle draw:style-name="gr21" draw:text-style-name="P4" draw:layer="layout" svg:width="1.27cm" svg:height="1.27cm" svg:x="9.329cm" svg:y="12.277cm">
          <text:p/>
        </draw:circle>
        <draw:circle draw:style-name="gr22" draw:text-style-name="P4" xml:id="id11" draw:id="id11" draw:layer="layout" svg:width="1.27cm" svg:height="1.27cm" svg:x="8.529cm" svg:y="9.677cm">
          <text:p/>
        </draw:circle>
        <draw:ellipse draw:style-name="gr23" draw:text-style-name="P1" draw:layer="layout" svg:width="0.098cm" svg:height="0.127cm" draw:transform="rotate (1.5707963267946) translate (12.458cm 7.007cm)">
          <text:p/>
        </draw:ellipse>
        <draw:frame draw:style-name="gr24" draw:text-style-name="P5" draw:layer="layout" svg:width="2.389cm" svg:height="0.903cm" svg:x="14.186cm" svg:y="8.109cm">
          <draw:text-box>
            <text:p text:style-name="P1"><text:span text:style-name="T5">Visibile</text:span></text:p>
          </draw:text-box>
        </draw:frame>
        <draw:connector draw:style-name="gr25" draw:text-style-name="P1" draw:layer="layout" draw:type="line" svg:x1="11.329cm" svg:y1="8.059cm" svg:x2="10.104cm" svg:y2="7.502cm" draw:start-shape="id5" draw:start-glue-point="0" draw:end-shape="id6" draw:end-glue-point="2" svg:d="m11329 8059-1225-557">
          <text:p/>
        </draw:connector>
        <draw:frame draw:style-name="gr2" draw:text-style-name="P2" xml:id="id13" draw:id="id13" draw:layer="layout" svg:width="1.201cm" svg:height="1.288cm" svg:x="12.834cm" svg:y="9.429cm">
          <draw:text-box>
            <text:p><text:span text:style-name="T6">S</text:span><text:span text:style-name="T2">2</text:span></text:p>
          </draw:text-box>
        </draw:frame>
        <draw:frame draw:style-name="gr2" draw:text-style-name="P2" draw:layer="layout" svg:width="1.201cm" svg:height="1.288cm" svg:x="12.03cm" svg:y="12.352cm">
          <draw:text-box>
            <text:p><text:span text:style-name="T6">S</text:span><text:span text:style-name="T2">3</text:span></text:p>
          </draw:text-box>
        </draw:frame>
        <draw:frame draw:style-name="gr2" draw:text-style-name="P2" xml:id="id10" draw:id="id10" draw:layer="layout" svg:width="1.201cm" svg:height="1.288cm" svg:x="9.39cm" svg:y="12.352cm">
          <draw:text-box>
            <text:p><text:span text:style-name="T6">S</text:span><text:span text:style-name="T2">4</text:span></text:p>
          </draw:text-box>
        </draw:frame>
        <draw:frame draw:style-name="gr2" draw:text-style-name="P2" xml:id="id8" draw:id="id8" draw:layer="layout" svg:width="1.201cm" svg:height="1.288cm" svg:x="8.689cm" svg:y="9.629cm">
          <draw:text-box>
            <text:p><text:span text:style-name="T6">S</text:span><text:span text:style-name="T2">5</text:span></text:p>
          </draw:text-box>
        </draw:frame>
        <draw:connector draw:style-name="gr26" draw:text-style-name="P1" draw:layer="layout" draw:type="line" svg:x1="11.329cm" svg:y1="8.059cm" svg:x2="13.586cm" svg:y2="8.116cm" draw:start-shape="id5" draw:start-glue-point="0" draw:end-shape="id7" draw:end-glue-point="2" svg:d="m11329 8059 2257 57">
          <text:p/>
        </draw:connector>
        <draw:frame draw:style-name="gr24" draw:text-style-name="P6" draw:layer="layout" svg:width="2.94cm" svg:height="0.903cm" svg:x="12.53cm" svg:y="11.317cm">
          <draw:text-box>
            <text:p><text:span text:style-name="T7">Nascosto</text:span></text:p>
          </draw:text-box>
        </draw:frame>
        <draw:connector draw:style-name="gr27" draw:text-style-name="P1" draw:layer="layout" draw:type="line" svg:x1="9.289cm" svg:y1="9.629cm" svg:x2="10.104cm" svg:y2="7.502cm" draw:start-shape="id8" draw:end-shape="id6" draw:end-glue-point="2" svg:d="m9289 9629 815-2127">
          <text:p/>
        </draw:connector>
        <draw:circle draw:style-name="gr28" draw:text-style-name="P4" draw:layer="layout" svg:width="1.27cm" svg:height="1.27cm" svg:x="10.664cm" svg:y="8.042cm">
          <text:p/>
        </draw:circle>
        <draw:frame draw:style-name="gr2" draw:text-style-name="P2" xml:id="id5" draw:id="id5" draw:layer="layout" svg:width="1.201cm" svg:height="1.288cm" svg:x="10.729cm" svg:y="8.059cm">
          <draw:text-box>
            <text:p><text:span text:style-name="T6">S</text:span><text:span text:style-name="T2">1</text:span></text:p>
          </draw:text-box>
        </draw:frame>
        <draw:custom-shape draw:style-name="gr4" draw:text-style-name="P1" xml:id="id9" draw:id="id9" draw:layer="layout" svg:width="1.27cm" svg:height="1.27cm" draw:transform="rotate (-0.0500909495334148) translate (10.966cm 6.08cm)">
          <text:p><text:span text:style-name="T3">v</text:span><text:span text:style-name="T4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3" draw:text-style-name="P1" draw:layer="layout" svg:width="0.098cm" svg:height="0.127cm" draw:transform="rotate (1.5707963267946) translate (13.073cm 7.407cm)">
          <text:p/>
        </draw:ellipse>
        <draw:ellipse draw:style-name="gr23" draw:text-style-name="P1" draw:layer="layout" svg:width="0.098cm" svg:height="0.127cm" draw:transform="rotate (1.5707963267946) translate (12.823cm 7.207cm)">
          <text:p/>
        </draw:ellipse>
        <draw:connector draw:style-name="gr25" draw:text-style-name="P1" draw:layer="layout" draw:type="line" svg:x1="11.329cm" svg:y1="8.059cm" svg:x2="11.537cm" svg:y2="7.38cm" draw:start-shape="id5" draw:start-glue-point="0" draw:end-shape="id9" svg:d="m11329 8059 208-679">
          <text:p/>
        </draw:connector>
        <draw:connector draw:style-name="gr29" draw:text-style-name="P1" draw:layer="layout" draw:type="curve" draw:line-skew="0.253cm -0.18cm" svg:x1="9.39cm" svg:y1="12.996cm" svg:x2="9.99cm" svg:y2="13.64cm" draw:start-shape="id10" draw:start-glue-point="3" draw:end-shape="id10" draw:end-glue-point="2" svg:d="m9390 12996c-370 0-308 482-66 763s666 361 666-119">
          <text:p/>
        </draw:connector>
        <draw:connector draw:style-name="gr30" draw:text-style-name="P1" draw:layer="layout" draw:type="curve" svg:x1="9.289cm" svg:y1="10.917cm" svg:x2="8.529cm" svg:y2="10.312cm" draw:start-shape="id8" draw:start-glue-point="2" draw:end-shape="id11" draw:end-glue-point="3" svg:d="m9289 10917c0 796-631 663-1009 314s-502-919 249-919">
          <text:p/>
        </draw:connector>
        <draw:connector draw:style-name="gr29" draw:text-style-name="P1" draw:layer="layout" draw:type="curve" svg:x1="12.564cm" svg:y1="13.547cm" svg:x2="13.199cm" svg:y2="12.912cm" draw:start-shape="id12" draw:start-glue-point="2" draw:end-shape="id12" svg:d="m12564 13547c0 751 568 626 915 280s471-915-280-915">
          <text:p/>
        </draw:connector>
        <draw:connector draw:style-name="gr29" draw:text-style-name="P1" draw:layer="layout" draw:type="curve" draw:line-skew="-0.304cm -0.033cm" svg:x1="13.434cm" svg:y1="10.717cm" svg:x2="14.035cm" svg:y2="10.073cm" draw:start-shape="id13" draw:start-glue-point="2" draw:end-shape="id13" draw:end-glue-point="1" svg:d="m13434 10717c0 294 534 245 860 11s441-655-259-655">
          <text:p/>
        </draw:connector>
        <draw:connector draw:style-name="gr29" draw:text-style-name="P1" draw:layer="layout" draw:type="curve" draw:line-skew="0.231cm -0.347cm" svg:x1="11.329cm" svg:y1="8.059cm" svg:x2="11.93cm" svg:y2="8.703cm" draw:start-shape="id5" draw:start-glue-point="0" draw:end-shape="id5" draw:end-glue-point="1" svg:d="m11329 8059c0-403 377-336 585-75s245 719 16 719">
          <text:p/>
        </draw:connector>
        <draw:frame draw:style-name="gr31" draw:text-style-name="P7" draw:layer="layout" svg:width="1.869cm" svg:height="1.287cm" svg:x="9.809cm" svg:y="10.175cm">
          <draw:text-box>
            <text:p><text:span text:style-name="T3">a</text:span><text:span text:style-name="T4">53</text:span></text:p>
          </draw:text-box>
        </draw:frame>
        <draw:frame draw:style-name="gr31" draw:text-style-name="P7" draw:layer="layout" svg:width="1.869cm" svg:height="1.287cm" svg:x="8.12cm" svg:y="8.177cm">
          <draw:text-box>
            <text:p><text:span text:style-name="T3">b</text:span><text:span text:style-name="T4">51</text:span></text:p>
          </draw:text-box>
        </draw:frame>
        <draw:line draw:style-name="gr3" draw:text-style-name="P1" draw:layer="layout" svg:x1="8.655cm" svg:y1="12.922cm" svg:x2="9.29cm" svg:y2="12.922cm">
          <text:p/>
        </draw:line>
        <draw:line draw:style-name="gr3" draw:text-style-name="P1" draw:layer="layout" svg:x1="11.295cm" svg:y1="13.357cm" svg:x2="11.93cm" svg:y2="13.357cm">
          <text:p/>
        </draw:line>
        <draw:line draw:style-name="gr3" draw:text-style-name="P1" draw:layer="layout" svg:x1="12.03cm" svg:y1="9.982cm" svg:x2="12.665cm" svg:y2="9.982cm">
          <text:p/>
        </draw:line>
        <draw:line draw:style-name="gr3" draw:text-style-name="P1" draw:layer="layout" svg:x1="10.025cm" svg:y1="8.812cm" svg:x2="10.66cm" svg:y2="8.812cm">
          <text:p/>
        </draw:line>
        <draw:frame draw:style-name="gr31" draw:text-style-name="P7" draw:layer="layout" svg:width="1.869cm" svg:height="1.287cm" svg:x="8.021cm" svg:y="11.143cm">
          <draw:text-box>
            <text:p><text:span text:style-name="T3">a</text:span><text:span text:style-name="T4">5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5T12:50:14.54</meta:creation-date>
    <dc:date>2012-02-18T16:12:34.39</dc:date>
    <dc:creator>Bilbo Baggins</dc:creator>
    <meta:editing-duration>PT5H8M55S</meta:editing-duration>
    <meta:editing-cycles>16</meta:editing-cycles>
    <meta:generator>OpenOffice.org/3.3$Win32 OpenOffice.org_project/330m20$Build-9567</meta:generator>
    <meta:document-statistic meta:object-count="51"/>
  </office:meta>
</office:document-meta>
</file>